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 style:font-family-generic="roman"/>
    <style:font-face style:name="arial sans" svg:font-family="'arial sans'" style:font-family-generic="swiss"/>
  </office:font-face-decls>
  <office:automatic-styles>
    <style:style style:name="P1" style:family="paragraph" style:parent-style-name="Standard">
      <style:paragraph-properties style:line-height-at-least="0.503cm"/>
      <style:text-properties style:use-window-font-color="true" loext:opacity="0%" style:font-name="Serif" fo:font-size="10.5pt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style:line-height-at-least="0.503cm"/>
      <style:text-properties style:use-window-font-color="true" loext:opacity="0%" style:font-name="Serif" fo:font-size="10.5pt" fo:font-style="normal" style:text-underline-style="none" fo:font-weight="normal" officeooo:paragraph-rsid="0012803b" fo:background-color="transparent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style:line-height-at-least="0.503cm"/>
      <style:text-properties style:use-window-font-color="true" loext:opacity="0%" style:font-name="Serif" fo:font-size="10.5pt" fo:font-style="normal" style:text-underline-style="none" fo:font-weight="normal" officeooo:rsid="0012803b" officeooo:paragraph-rsid="0012803b" fo:background-color="transparent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style:line-height-at-least="0.503cm"/>
      <style:text-properties style:use-window-font-color="true" loext:opacity="0%" style:font-name="Serif" fo:font-size="10.5pt" fo:font-weight="normal" officeooo:rsid="0012803b" officeooo:paragraph-rsid="0012803b" fo:background-color="transparent"/>
    </style:style>
    <style:style style:name="T1" style:family="text">
      <style:text-properties officeooo:rsid="0012803b"/>
    </style:style>
    <style:style style:name="T2" style:family="text">
      <style:text-properties fo:font-style="normal" style:text-underline-style="none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Lecture et Ecriture</text:span></text:p>
      <text:p text:style-name="P1"/>
      <text:p text:style-name="P1">Exercice 2.1:</text:p>
      <text:p text:style-name="P1">d'abord 231 puis 462 (231*2).</text:p>
      <text:p text:style-name="P1"/>
      <text:p text:style-name="P1">Exercice 2.2</text:p>
      <text:p text:style-name="P1"/>
      <text:p text:style-name="P1">Variable val en Numérique</text:p>
      <text:p text:style-name="P1">Début</text:p>
      <text:p text:style-name="P1">Ecrire "Saisissez un nombre"</text:p>
      <text:p text:style-name="P1">Lire val</text:p>
      <text:p text:style-name="P1">val ← val*val</text:p>
      <text:p text:style-name="P1">Ecrire "Le carré de votre nombre vaut ", val</text:p>
      <text:p text:style-name="P1">Fin</text:p>
      <text:p text:style-name="P1"/>
      <text:p text:style-name="P1">Exercice 2.3:</text:p>
      <text:p text:style-name="P1">Variables HT, nombre, TVA, total en Numériques</text:p>
      <text:p text:style-name="P1">Début</text:p>
      <text:p text:style-name="P1">Ecrire "Saisissez le prix HT de votre article"</text:p>
      <text:p text:style-name="P1">Lire HT</text:p>
      <text:p text:style-name="P1">Ecrire "Quel est le taux de TVA"</text:p>
      <text:p text:style-name="P1">Lire TVA</text:p>
      <text:p text:style-name="P1">Ecrire "Combien d'articles de ce type avez vous pris ?"</text:p>
      <text:p text:style-name="P1">Lire nombre</text:p>
      <text:p text:style-name="P1">Total ← HT*nombre*TVA</text:p>
      <text:p text:style-name="P1">Ecrire Total</text:p>
      <text:p text:style-name="P1">Fin</text:p>
      <text:p text:style-name="P1"/>
      <text:p text:style-name="P1">Exercice 2.4 :</text:p>
      <text:p text:style-name="P1"/>
      <text:p text:style-name="P2">Vraiment faire ça?</text:p>
      <text:p text:style-name="P2"/>
      <text:p text:style-name="P3">Variables Chaine1,Chaine2,Chaine3,Chaine4,Chaine5,Chaine6,Chaine7</text:p>
      <text:p text:style-name="P3">Chaine1 ← " belle marquise, vos beaux yeux me font mourir d’amour "</text:p>
      <text:p text:style-name="P3">Écrire Chaine1</text:p>
      <text:p text:style-name="P3">Chaine 2 ← " <text:s/>belle marquise, vos beaux yeux "</text:p>
      <text:p text:style-name="P3">Chaine 3 ← <text:s/>" <text:s/>me font mourir d’amour "</text:p>
      <text:p text:style-name="P3">Écrire Chaine2,Chaine3</text:p>
      <text:p text:style-name="P3">Chaine 4 ← " <text:s/>belle marquise"</text:p>
      <text:p text:style-name="P4"><text:span text:style-name="T2">Chaine 5 ← ", vos beaux yeux"</text:span></text:p>
      <text:p text:style-name="P4"><text:span text:style-name="T2">Chaine 6 ← " <text:s/>me font mourir d’amour "</text:span></text:p>
      <text:p text:style-name="P4"><text:span text:style-name="T2">Écrire Chaine4,Chaine5,Chaine6</text:span></text:p>
      <text:p text:style-name="P4"><text:span text:style-name="T2">Chaine 7 ← Chaine2&amp;Chaine3</text:span></text:p>
      <text:p text:style-name="P4"><text:span text:style-name="T2">Écrire Chaine7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 style:font-family-generic="roman"/>
    <style:font-face style:name="arial sans" svg:font-family="'arial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0:27:11.194468611</meta:creation-date>
    <dc:date>2023-07-20T10:35:08.844300715</dc:date>
    <meta:editing-duration>PT7M58S</meta:editing-duration>
    <meta:editing-cycles>1</meta:editing-cycles>
    <meta:document-statistic meta:table-count="0" meta:image-count="0" meta:object-count="0" meta:page-count="1" meta:paragraph-count="37" meta:word-count="157" meta:character-count="913" meta:non-whitespace-character-count="784"/>
    <meta:generator>LibreOffice/7.3.7.2$Linux_X86_64 LibreOffice_project/30$Build-2</meta:generator>
  </office:meta>
</office:document-meta>
</file>